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5257*"/>
    </style:style>
    <style:style style:name="Table4.B" style:family="table-column">
      <style:table-column-properties style:column-width="161.78mm" style:rel-column-width="60278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text-properties style:font-name="Arial" fo:font-size="10pt" fo:font-style="normal" officeooo:rsid="00ed35e8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Standard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8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9" style:family="paragraph" style:parent-style-name="Standard">
      <style:text-properties style:font-name="Droid Sans"/>
    </style:style>
    <style:style style:name="P60" style:family="paragraph" style:parent-style-name="Standard">
      <style:text-properties style:font-name="Droid Sans" officeooo:rsid="00a1357a" officeooo:paragraph-rsid="00a1357a"/>
    </style:style>
    <style:style style:name="P61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62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 fo:background-color="#ff3333">
        <style:background-image/>
      </style:paragraph-properties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itulo_20_2">
      <style:text-properties fo:background-color="#99ff66"/>
    </style:style>
    <style:style style:name="P67" style:family="paragraph" style:parent-style-name="Titulo_20_2">
      <style:text-properties style:font-weight-complex="bold"/>
    </style:style>
    <style:style style:name="P68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69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70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71" style:family="paragraph" style:parent-style-name="Table_20_Contents">
      <style:text-properties style:font-name="Arial"/>
    </style:style>
    <style:style style:name="P72" style:family="paragraph" style:parent-style-name="Table_20_Contents">
      <style:text-properties style:font-name="Arial" fo:background-color="#99ff99"/>
    </style:style>
    <style:style style:name="P7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74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75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76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77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78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9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80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81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82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83" style:family="paragraph" style:parent-style-name="Table_20_Contents">
      <style:text-properties style:font-name="Arial" fo:font-size="10pt" officeooo:rsid="00ed35e8" officeooo:paragraph-rsid="00ed35e8" style:font-size-asian="10pt" style:font-size-complex="10pt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text-properties style:font-name="Arial" fo:font-size="10pt" fo:font-style="normal" officeooo:rsid="00e7bdf5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text-properties style:font-name="Arial" fo:font-size="10pt" fo:font-style="normal" officeooo:rsid="00ec0e46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73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74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76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77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78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79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80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8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8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83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84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5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86" style:family="paragraph" style:parent-style-name="Titulo_20_1">
      <style:text-properties officeooo:rsid="00bcd40b" officeooo:paragraph-rsid="00bcd40b"/>
    </style:style>
    <style:style style:name="P187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88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89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90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191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192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193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194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195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196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197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198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199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200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201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202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203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04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05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206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208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  <style:style style:name="T52" style:family="text">
      <style:text-properties officeooo:rsid="00ed6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8">Agenda segunda fase.</text:p>
      <text:p text:style-name="Titulo_20_2">Lapso</text:p>
      <text:p text:style-name="P59">12 Semanas. <text:s/>3 semana abril – 3 semana agosto.</text:p>
      <text:p text:style-name="P60">16 junio 8 semana</text:p>
      <text:p text:style-name="Standard"/>
      <text:p text:style-name="Titulo_20_2">Tareas</text:p>
      <text:p text:style-name="P66">0 Informe banco de medición de figura de ruido</text:p>
      <text:p text:style-name="P68">Dedicar 1.5 horas diarias</text:p>
      <text:p text:style-name="Titulo_20_2">1 Diagrama conceptual de equipo prototipo.</text:p>
      <text:p text:style-name="P69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68">Ensamblar prototipo de modulo periféricos en protoboard, luego esquemáticos y armar en PCB de ser posible.</text:p>
      <text:p text:style-name="Titulo_20_2">3 Selección de componentes.</text:p>
      <text:p text:style-name="P68">En principio, circuitos integrados:</text:p>
      <text:p text:style-name="P70">Núcleo microprocesador.</text:p>
      <text:p text:style-name="P70">Drivers GPIO (expansores de puerto).</text:p>
      <text:p text:style-name="P70">Drivers de bus GPIB.</text:p>
      <text:p text:style-name="P70">Controlador y drivers de pantalla.</text:p>
      <text:p text:style-name="P70">Controlador de interfaz física.</text:p>
      <text:p text:style-name="P70">Modulo Ethernet.</text:p>
      <text:p text:style-name="P70">Pantalla táctil LCD.</text:p>
      <text:p text:style-name="P67">4 Investigación desarrollo empleando microcontrolador núcleo y periféricos.</text:p>
      <text:p text:style-name="P68">Investigar el desarrollo y programación con el micro núcleo, en caso de ser ARM.</text:p>
      <text:p text:style-name="P68">Investigar el desarrollo y programación de los periféricos, como módulos de Ethernet.</text:p>
      <text:p text:style-name="P68">Estudio diseños de referencia y tarjetas de desarrollo de los fabricantes.</text:p>
      <text:p text:style-name="P67">5 Investigación, selección e instalación software para desarrollo.</text:p>
      <text:p text:style-name="P68">Entornos de desarrollo para microcontroladores. Librerías de apoyo (USB, Ethernet, TCT/IP).</text:p>
      <text:p text:style-name="Titulo_20_2">6 Plantear estrategias de diseño software y firmware.</text:p>
      <text:p text:style-name="P69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67">7 Diagramas UML software y firmware.</text:p>
      <text:p text:style-name="P67">8 Elaborar software / firmware de prototipo en tarjeta de desarrollo</text:p>
      <text:p text:style-name="P68">Usar Intel Galileo para implementar y probar prototipo de software / firmware. Implementar prototipo software.</text:p>
      <text:p text:style-name="Titulo_20_2">9 Generar esquemáticos preliminares</text:p>
      <text:p text:style-name="P69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1</text:p>
          </table:table-cell>
          <table:table-cell table:style-name="Table1.A1" office:value-type="string">
            <text:p text:style-name="P71">2</text:p>
          </table:table-cell>
          <table:table-cell table:style-name="Table1.A1" office:value-type="string">
            <text:p text:style-name="P71">3</text:p>
          </table:table-cell>
          <table:table-cell table:style-name="Table1.A1" office:value-type="string">
            <text:p text:style-name="P71">4</text:p>
          </table:table-cell>
          <table:table-cell table:style-name="Table1.A1" office:value-type="string">
            <text:p text:style-name="P71">5</text:p>
          </table:table-cell>
          <table:table-cell table:style-name="Table1.A1" office:value-type="string">
            <text:p text:style-name="P71">6</text:p>
          </table:table-cell>
          <table:table-cell table:style-name="Table1.A1" office:value-type="string">
            <text:p text:style-name="P71">7</text:p>
          </table:table-cell>
          <table:table-cell table:style-name="Table1.A1" office:value-type="string">
            <text:p text:style-name="P71">8</text:p>
          </table:table-cell>
          <table:table-cell table:style-name="Table1.A1" office:value-type="string">
            <text:p text:style-name="P71">9</text:p>
          </table:table-cell>
          <table:table-cell table:style-name="Table1.A1" office:value-type="string">
            <text:p text:style-name="P71">10</text:p>
          </table:table-cell>
          <table:table-cell table:style-name="Table1.A1" office:value-type="string">
            <text:p text:style-name="P71">11</text:p>
          </table:table-cell>
          <table:table-cell table:style-name="Table1.M1" office:value-type="string">
            <text:p text:style-name="P71">12</text:p>
          </table:table-cell>
        </table:table-row>
        <table:table-row>
          <table:table-cell table:style-name="Table1.A2" office:value-type="string">
            <text:p text:style-name="P66">0 Informe banco de medición de figura de ruido</text:p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B2" office:value-type="string">
            <text:p text:style-name="P72"/>
          </table:table-cell>
          <table:table-cell table:style-name="Table1.M2" office:value-type="string">
            <text:p text:style-name="P72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71"/>
          </table:table-cell>
          <table:table-cell table:style-name="Table1.B3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3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71"/>
          </table:table-cell>
          <table:table-cell table:style-name="Table1.C4" office:value-type="string">
            <text:p text:style-name="P71"/>
          </table:table-cell>
          <table:table-cell table:style-name="Table1.C4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4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71"/>
          </table:table-cell>
          <table:table-cell table:style-name="Table1.B5" office:value-type="string">
            <text:p text:style-name="P71"/>
          </table:table-cell>
          <table:table-cell table:style-name="Table1.B5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5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67">4 Investigación desarrollo empleando microcontrolador núcleo y periféricos.</text:p>
          </table:table-cell>
          <table:table-cell table:style-name="Table1.A2" office:value-type="string">
            <text:p text:style-name="P71"/>
          </table:table-cell>
          <table:table-cell table:style-name="Table1.C6" office:value-type="string">
            <text:p text:style-name="P71"/>
          </table:table-cell>
          <table:table-cell table:style-name="Table1.C6" office:value-type="string">
            <text:p text:style-name="P71"/>
          </table:table-cell>
          <table:table-cell table:style-name="Table1.C6" office:value-type="string">
            <text:p text:style-name="P71"/>
          </table:table-cell>
          <table:table-cell table:style-name="Table1.C6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6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67">5 Investigación, selección e instalación software para desarrollo.</text:p>
          </table:table-cell>
          <table:table-cell table:style-name="Table1.A2" office:value-type="string">
            <text:p text:style-name="P71"/>
          </table:table-cell>
          <table:table-cell table:style-name="Table1.C7" office:value-type="string">
            <text:p text:style-name="P71"/>
          </table:table-cell>
          <table:table-cell table:style-name="Table1.C7" office:value-type="string">
            <text:p text:style-name="P71"/>
          </table:table-cell>
          <table:table-cell table:style-name="Table1.C7" office:value-type="string">
            <text:p text:style-name="P71"/>
          </table:table-cell>
          <table:table-cell table:style-name="Table1.C7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7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D8" office:value-type="string">
            <text:p text:style-name="P71"/>
          </table:table-cell>
          <table:table-cell table:style-name="Table1.D8" office:value-type="string">
            <text:p text:style-name="P71"/>
          </table:table-cell>
          <table:table-cell table:style-name="Table1.D8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8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67">7 Diagramas UML software y firmware.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D9" office:value-type="string">
            <text:p text:style-name="P71"/>
          </table:table-cell>
          <table:table-cell table:style-name="Table1.D9" office:value-type="string">
            <text:p text:style-name="P71"/>
          </table:table-cell>
          <table:table-cell table:style-name="Table1.D9" office:value-type="string">
            <text:p text:style-name="P71"/>
          </table:table-cell>
          <table:table-cell table:style-name="Table1.D9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9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67">8 Elaborar software / firmware de prototipo en tarjeta de desarrollo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10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H11" office:value-type="string">
            <text:p text:style-name="P71"/>
          </table:table-cell>
          <table:table-cell table:style-name="Table1.H11" office:value-type="string">
            <text:p text:style-name="P71"/>
          </table:table-cell>
          <table:table-cell table:style-name="Table1.H11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11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12" office:value-type="string">
            <text:p text:style-name="P71"/>
          </table:table-cell>
        </table:table-row>
      </table:table>
      <text:p text:style-name="Titulo_20_2"/>
      <text:p text:style-name="P186">Tareas que faltan </text:p>
      <text:p text:style-name="P187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3">1</text:p>
          </table:table-cell>
          <table:table-cell table:style-name="Table4.B1" office:value-type="string">
            <text:p text:style-name="P188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203">2</text:p>
          </table:table-cell>
          <table:table-cell table:style-name="Table4.B2" office:value-type="string">
            <text:p text:style-name="P191">Lectura de especificación USBTMC.</text:p>
          </table:table-cell>
        </table:table-row>
        <table:table-row>
          <table:table-cell table:style-name="Table4.A2" office:value-type="string">
            <text:p text:style-name="P203">3</text:p>
          </table:table-cell>
          <table:table-cell table:style-name="Table4.B2" office:value-type="string">
            <text:p text:style-name="P191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203">4</text:p>
          </table:table-cell>
          <table:table-cell table:style-name="Table4.B2" office:value-type="string">
            <text:p text:style-name="P193">Lectura bus GPIB.</text:p>
          </table:table-cell>
        </table:table-row>
        <table:table-row>
          <table:table-cell table:style-name="Table4.A2" office:value-type="string">
            <text:p text:style-name="P203">5</text:p>
          </table:table-cell>
          <table:table-cell table:style-name="Table4.B2" office:value-type="string">
            <text:p text:style-name="P197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203">17</text:p>
          </table:table-cell>
          <table:table-cell table:style-name="Table4.B2" office:value-type="string">
            <text:p text:style-name="P196">Lectura hoja datos de controladores ethernet.</text:p>
          </table:table-cell>
        </table:table-row>
        <table:table-row>
          <table:table-cell table:style-name="Table4.A2" office:value-type="string">
            <text:p text:style-name="P203">18</text:p>
          </table:table-cell>
          <table:table-cell table:style-name="Table4.B2" office:value-type="string">
            <text:p text:style-name="P200">Lectura hoja datos microcontrolador ARM.</text:p>
          </table:table-cell>
        </table:table-row>
        <table:table-row>
          <table:table-cell table:style-name="Table4.A2" office:value-type="string">
            <text:p text:style-name="P203">6</text:p>
          </table:table-cell>
          <table:table-cell table:style-name="Table4.B2" office:value-type="string">
            <text:p text:style-name="P198">Investigación desarrollo en microcontrolador ARM.</text:p>
          </table:table-cell>
        </table:table-row>
        <table:table-row>
          <table:table-cell table:style-name="Table4.A9" office:value-type="string">
            <text:p text:style-name="P203">7</text:p>
          </table:table-cell>
          <table:table-cell table:style-name="Table4.B9" office:value-type="string">
            <text:p text:style-name="P194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203">8</text:p>
          </table:table-cell>
          <table:table-cell table:style-name="Table4.B9" office:value-type="string">
            <text:p text:style-name="P195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03">9</text:p>
          </table:table-cell>
          <table:table-cell table:style-name="Table4.B9" office:value-type="string">
            <text:p text:style-name="P195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203">10</text:p>
          </table:table-cell>
          <table:table-cell table:style-name="Table4.B9" office:value-type="string">
            <text:p text:style-name="P190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203">11</text:p>
          </table:table-cell>
          <table:table-cell table:style-name="Table4.B13" office:value-type="string">
            <text:p text:style-name="P202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03">12</text:p>
          </table:table-cell>
          <table:table-cell table:style-name="Table4.B14" office:value-type="string">
            <text:p text:style-name="P188">Selección de componentes para fuente de alimentación.</text:p>
          </table:table-cell>
        </table:table-row>
        <table:table-row>
          <table:table-cell table:style-name="Table4.A14" office:value-type="string">
            <text:p text:style-name="P203">13</text:p>
          </table:table-cell>
          <table:table-cell table:style-name="Table4.B14" office:value-type="string">
            <text:p text:style-name="P201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03">14</text:p>
          </table:table-cell>
          <table:table-cell table:style-name="Table4.B14" office:value-type="string">
            <text:p text:style-name="P196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03">15</text:p>
          </table:table-cell>
          <table:table-cell table:style-name="Table4.B14" office:value-type="string">
            <text:p text:style-name="P199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203">16</text:p>
          </table:table-cell>
          <table:table-cell table:style-name="Table4.B14" office:value-type="string">
            <text:p text:style-name="P200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03">19</text:p>
          </table:table-cell>
          <table:table-cell table:style-name="Table4.B19" office:value-type="string">
            <text:p text:style-name="P188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203">20</text:p>
          </table:table-cell>
          <table:table-cell table:style-name="Table4.B20" office:value-type="string">
            <text:p text:style-name="P189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03">21</text:p>
          </table:table-cell>
          <table:table-cell table:style-name="Table4.B20" office:value-type="string">
            <text:p text:style-name="P189">Preparar footprints de componentes mecánicos.</text:p>
          </table:table-cell>
        </table:table-row>
        <table:table-row>
          <table:table-cell table:style-name="Table4.A22" office:value-type="string">
            <text:p text:style-name="P203">22</text:p>
          </table:table-cell>
          <table:table-cell table:style-name="Table4.B22" office:value-type="string">
            <text:p text:style-name="P192">Diseño GUI de aplicación CenditLab.</text:p>
          </table:table-cell>
        </table:table-row>
        <table:table-row>
          <table:table-cell table:style-name="Table4.A22" office:value-type="string">
            <text:p text:style-name="P203">23</text:p>
          </table:table-cell>
          <table:table-cell table:style-name="Table4.B22" office:value-type="string">
            <text:p text:style-name="P194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204">24</text:p>
          </table:table-cell>
          <table:table-cell table:style-name="Table4.B24" office:value-type="string">
            <text:p text:style-name="P205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204">25</text:p>
          </table:table-cell>
          <table:table-cell table:style-name="Table4.B25" office:value-type="string">
            <text:p text:style-name="P206">Preparar documento de requerimiento de software.</text:p>
          </table:table-cell>
        </table:table-row>
        <table:table-row>
          <table:table-cell table:style-name="Table4.A25" office:value-type="string">
            <text:p text:style-name="P204">26</text:p>
          </table:table-cell>
          <table:table-cell table:style-name="Table4.B25" office:value-type="string">
            <text:p text:style-name="P206">Iniciar documento de diseño de software.</text:p>
          </table:table-cell>
        </table:table-row>
        <table:table-row>
          <table:table-cell table:style-name="Table4.A25" office:value-type="string">
            <text:p text:style-name="P204">27</text:p>
          </table:table-cell>
          <table:table-cell table:style-name="Table4.B25" office:value-type="string">
            <text:p text:style-name="P206">Volver a revisar informe técnico.</text:p>
          </table:table-cell>
        </table:table-row>
        <table:table-row>
          <table:table-cell table:style-name="Table4.A25" office:value-type="string">
            <text:p text:style-name="P204">28</text:p>
          </table:table-cell>
          <table:table-cell table:style-name="Table4.B25" office:value-type="string">
            <text:p text:style-name="P206">Iniciar informe para el tutor.</text:p>
          </table:table-cell>
        </table:table-row>
      </table:table>
      <text:p text:style-name="P188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2">Mes</text:p>
          </table:table-cell>
          <table:table-cell table:style-name="Table2.A1" office:value-type="string">
            <text:p text:style-name="P172"/>
          </table:table-cell>
          <table:table-cell table:style-name="Table2.A1" office:value-type="string">
            <text:p text:style-name="P172">Tarea</text:p>
          </table:table-cell>
          <table:table-cell table:style-name="Table2.A1" office:value-type="string">
            <text:p text:style-name="P172">Horas</text:p>
          </table:table-cell>
          <table:table-cell table:style-name="Table2.A1" office:value-type="string">
            <text:p text:style-name="P172"/>
          </table:table-cell>
          <table:table-cell table:style-name="Table2.F1" office:value-type="string">
            <text:p text:style-name="P173">Observación</text:p>
          </table:table-cell>
        </table:table-row>
        <table:table-row>
          <table:table-cell table:style-name="Table2.A2" table:number-rows-spanned="6" office:value-type="string">
            <text:p text:style-name="P174">Abril</text:p>
          </table:table-cell>
          <table:table-cell table:style-name="Table2.A2" table:number-rows-spanned="6" office:value-type="string">
            <text:p text:style-name="P84">Jueves 27</text:p>
          </table:table-cell>
          <table:table-cell table:style-name="Table2.C2" office:value-type="string">
            <text:p text:style-name="P84">Instalar software</text:p>
          </table:table-cell>
          <table:table-cell table:style-name="Table2.D2" office:value-type="string">
            <text:p text:style-name="P92">-</text:p>
          </table:table-cell>
          <table:table-cell table:style-name="Table2.E2" office:value-type="string">
            <text:p text:style-name="P84"/>
          </table:table-cell>
          <table:table-cell table:style-name="Table2.F7" table:number-rows-spanned="6" office:value-type="string">
            <text:p text:style-name="P84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84">Informe banco ruido</text:p>
          </table:table-cell>
          <table:table-cell table:style-name="Table2.D3" office:value-type="string">
            <text:p text:style-name="P92">1,5</text:p>
          </table:table-cell>
          <table:table-cell table:style-name="Table2.E3" office:value-type="string">
            <text:p text:style-name="P176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84">Informe semanal</text:p>
          </table:table-cell>
          <table:table-cell table:style-name="Table2.D4" office:value-type="string">
            <text:p text:style-name="P92">1,5</text:p>
          </table:table-cell>
          <table:table-cell table:style-name="Table2.E4" office:value-type="string">
            <text:p text:style-name="P176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84">Preparar lista de componentes</text:p>
          </table:table-cell>
          <table:table-cell table:style-name="Table2.D5" office:value-type="string">
            <text:p text:style-name="P92">1,0</text:p>
          </table:table-cell>
          <table:table-cell table:style-name="Table2.E5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84">Preparar footprints</text:p>
          </table:table-cell>
          <table:table-cell table:style-name="Table2.D6" office:value-type="string">
            <text:p text:style-name="P92">1,5</text:p>
          </table:table-cell>
          <table:table-cell table:style-name="Table2.E6" office:value-type="string">
            <text:p text:style-name="P176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84">Trabajo en software Visa</text:p>
          </table:table-cell>
          <table:table-cell table:style-name="Table2.D7" office:value-type="string">
            <text:p text:style-name="P92">1,5</text:p>
          </table:table-cell>
          <table:table-cell table:style-name="Table2.E7" office:value-type="string">
            <text:p text:style-name="P176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75">Mayo</text:p>
          </table:table-cell>
          <table:table-cell table:style-name="Table2.A2" table:number-rows-spanned="6" office:value-type="string">
            <text:p text:style-name="P93">Lunes 8</text:p>
          </table:table-cell>
          <table:table-cell table:style-name="Table2.C8" office:value-type="string">
            <text:p text:style-name="P84">Informe banco ruido</text:p>
          </table:table-cell>
          <table:table-cell table:style-name="Table2.D8" office:value-type="string">
            <text:p text:style-name="P92">1,5</text:p>
          </table:table-cell>
          <table:table-cell table:style-name="Table2.E8" office:value-type="string">
            <text:p text:style-name="P176"/>
          </table:table-cell>
          <table:table-cell table:style-name="Table2.F13" table:number-rows-spanned="6" office:value-type="string">
            <text:p text:style-name="P96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84">Preparar lista de componentes</text:p>
          </table:table-cell>
          <table:table-cell table:style-name="Table2.D13" office:value-type="string">
            <text:p text:style-name="P92">1,0</text:p>
          </table:table-cell>
          <table:table-cell table:style-name="Table2.E1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3">Preparar stencil footprint</text:p>
          </table:table-cell>
          <table:table-cell table:style-name="Table2.D13" office:value-type="string">
            <text:p text:style-name="P94">1,0</text:p>
          </table:table-cell>
          <table:table-cell table:style-name="Table2.E13" office:value-type="string">
            <text:p text:style-name="P17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3">Lectura desarrollo Microchip</text:p>
          </table:table-cell>
          <table:table-cell table:style-name="Table2.D13" office:value-type="string">
            <text:p text:style-name="P94">1,5</text:p>
          </table:table-cell>
          <table:table-cell table:style-name="Table2.E1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3">Lectura Visa</text:p>
          </table:table-cell>
          <table:table-cell table:style-name="Table2.D13" office:value-type="string">
            <text:p text:style-name="P94">1,0</text:p>
          </table:table-cell>
          <table:table-cell table:style-name="Table2.E1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3">Pruebas desarrollo Visa</text:p>
          </table:table-cell>
          <table:table-cell table:style-name="Table2.D13" office:value-type="string">
            <text:p text:style-name="P94">1,5</text:p>
          </table:table-cell>
          <table:table-cell table:style-name="Table2.E13" office:value-type="string">
            <text:p text:style-name="P6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97">Martes 8</text:p>
          </table:table-cell>
          <table:table-cell table:style-name="Table2.C14" office:value-type="string">
            <text:p text:style-name="P84">Informe banco ruido</text:p>
          </table:table-cell>
          <table:table-cell table:style-name="Table2.D14" office:value-type="string">
            <text:p text:style-name="P92">1,5</text:p>
          </table:table-cell>
          <table:table-cell table:style-name="Table2.E14" office:value-type="string">
            <text:p text:style-name="P62"/>
          </table:table-cell>
          <table:table-cell table:style-name="Table2.F19" table:number-rows-spanned="6" office:value-type="string">
            <text:p text:style-name="P96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97">Preparar lista de componentes</text:p>
          </table:table-cell>
          <table:table-cell table:style-name="Table2.D18" office:value-type="string">
            <text:p text:style-name="P98">1,0</text:p>
          </table:table-cell>
          <table:table-cell table:style-name="Table2.E18" office:value-type="string">
            <text:p text:style-name="P17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5">Preparar stencil footprint</text:p>
          </table:table-cell>
          <table:table-cell table:style-name="Table2.D18" office:value-type="string">
            <text:p text:style-name="P98">1,0</text:p>
          </table:table-cell>
          <table:table-cell table:style-name="Table2.E18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5">Lectura desarrollo Microchip</text:p>
          </table:table-cell>
          <table:table-cell table:style-name="Table2.D18" office:value-type="string">
            <text:p text:style-name="P98">1,0</text:p>
          </table:table-cell>
          <table:table-cell table:style-name="Table2.E18" office:value-type="string">
            <text:p text:style-name="P17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3">Lectura Visa</text:p>
          </table:table-cell>
          <table:table-cell table:style-name="Table2.D18" office:value-type="string">
            <text:p text:style-name="P98">1,0</text:p>
          </table:table-cell>
          <table:table-cell table:style-name="Table2.E18" office:value-type="string">
            <text:p text:style-name="P176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93">Pruebas desarrollo Visa</text:p>
          </table:table-cell>
          <table:table-cell table:style-name="Table2.D19" office:value-type="string">
            <text:p text:style-name="P98">1,0</text:p>
          </table:table-cell>
          <table:table-cell table:style-name="Table2.E19" office:value-type="string">
            <text:p text:style-name="P1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99"/>
          </table:table-cell>
          <table:table-cell table:style-name="Table2.D21" office:value-type="string">
            <text:p text:style-name="P98"/>
          </table:table-cell>
          <table:table-cell table:style-name="Table2.E21" office:value-type="string">
            <text:p text:style-name="P179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100">Jueves 11</text:p>
          </table:table-cell>
          <table:table-cell table:style-name="Table2.C21" office:value-type="string">
            <text:p text:style-name="P84">Informe banco ruido</text:p>
          </table:table-cell>
          <table:table-cell table:style-name="Table2.D21" office:value-type="string">
            <text:p text:style-name="P92">1,5</text:p>
          </table:table-cell>
          <table:table-cell table:style-name="Table2.E21" office:value-type="string">
            <text:p text:style-name="P63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100">Búsqueda de componentes</text:p>
          </table:table-cell>
          <table:table-cell table:style-name="Table2.D26" office:value-type="string">
            <text:p text:style-name="P98">1,0</text:p>
          </table:table-cell>
          <table:table-cell table:style-name="Table2.E26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100">Prepara lista de componentes</text:p>
          </table:table-cell>
          <table:table-cell table:style-name="Table2.D26" office:value-type="string">
            <text:p text:style-name="P101">1.0</text:p>
          </table:table-cell>
          <table:table-cell table:style-name="Table2.E26" office:value-type="string">
            <text:p text:style-name="P17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5">Preparar stencil footprint</text:p>
          </table:table-cell>
          <table:table-cell table:style-name="Table2.D26" office:value-type="string">
            <text:p text:style-name="P98">1,0</text:p>
          </table:table-cell>
          <table:table-cell table:style-name="Table2.E26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5">Lectura desarrollo Microchip</text:p>
          </table:table-cell>
          <table:table-cell table:style-name="Table2.D26" office:value-type="string">
            <text:p text:style-name="P98">1,0</text:p>
          </table:table-cell>
          <table:table-cell table:style-name="Table2.E26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3">Lectura Visa</text:p>
          </table:table-cell>
          <table:table-cell table:style-name="Table2.D26" office:value-type="string">
            <text:p text:style-name="P98">1,0</text:p>
          </table:table-cell>
          <table:table-cell table:style-name="Table2.E26" office:value-type="string">
            <text:p text:style-name="P177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93">Pruebas desarrollo Visa</text:p>
          </table:table-cell>
          <table:table-cell table:style-name="Table2.D27" office:value-type="string">
            <text:p text:style-name="P98">1,0</text:p>
          </table:table-cell>
          <table:table-cell table:style-name="Table2.E27" office:value-type="string">
            <text:p text:style-name="P1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102">Informe banco ruido</text:p>
          </table:table-cell>
          <table:table-cell table:style-name="Table2.D31" office:value-type="string">
            <text:p text:style-name="P103">2.0</text:p>
          </table:table-cell>
          <table:table-cell table:style-name="Table2.E31" office:value-type="string">
            <text:p text:style-name="P178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102">Informe semanal</text:p>
          </table:table-cell>
          <table:table-cell table:style-name="Table2.D31" office:value-type="string">
            <text:p text:style-name="P103">1.0</text:p>
          </table:table-cell>
          <table:table-cell table:style-name="Table2.E3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2"><text:span text:style-name="T7">Búsqueda</text:span> + lista de componentes</text:p>
          </table:table-cell>
          <table:table-cell table:style-name="Table2.D31" office:value-type="string">
            <text:p text:style-name="P103">1,5</text:p>
          </table:table-cell>
          <table:table-cell table:style-name="Table2.E3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2">Prepara<text:span text:style-name="T8">r</text:span> stencil footprints</text:p>
          </table:table-cell>
          <table:table-cell table:style-name="Table2.D31" office:value-type="string">
            <text:p text:style-name="P103">1,0</text:p>
          </table:table-cell>
          <table:table-cell table:style-name="Table2.E3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102"><text:span text:style-name="T7">Prueba</text:span> desarrollo Visa</text:p>
          </table:table-cell>
          <table:table-cell table:style-name="Table2.D32" office:value-type="string">
            <text:p text:style-name="P103">2,0</text:p>
          </table:table-cell>
          <table:table-cell table:style-name="Table2.E32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102">Informe banco ruido</text:p>
          </table:table-cell>
          <table:table-cell table:style-name="Table2.D181" office:value-type="string">
            <text:p text:style-name="P103">2.<text:span text:style-name="T8">0</text:span></text:p>
          </table:table-cell>
          <table:table-cell table:style-name="Table2.E181" office:value-type="string">
            <text:p text:style-name="P178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07">Informe banco ruido</text:p>
          </table:table-cell>
          <table:table-cell table:style-name="Table2.D181" office:value-type="string">
            <text:p text:style-name="P108"><text:span text:style-name="T9">2</text:span>,0</text:p>
          </table:table-cell>
          <table:table-cell table:style-name="Table2.E181" office:value-type="string">
            <text:p text:style-name="P178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4">Informe semanal</text:p>
          </table:table-cell>
          <table:table-cell table:style-name="Table2.D181" office:value-type="string">
            <text:p text:style-name="P108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7">Componentes: búsqueda+lista</text:p>
          </table:table-cell>
          <table:table-cell table:style-name="Table2.D181" office:value-type="string">
            <text:p text:style-name="P108">1,0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7">Pruebas desarrollo Visa</text:p>
          </table:table-cell>
          <table:table-cell table:style-name="Table2.D181" office:value-type="string">
            <text:p text:style-name="P108">2,0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4">Prepara<text:span text:style-name="T8">r</text:span> stencil footprints</text:p>
          </table:table-cell>
          <table:table-cell table:style-name="Table2.D181" office:value-type="string">
            <text:p text:style-name="P108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09">Documentación software</text:p>
          </table:table-cell>
          <table:table-cell table:style-name="Table2.D40" office:value-type="string">
            <text:p text:style-name="P110">1,0</text:p>
          </table:table-cell>
          <table:table-cell table:style-name="Table2.E40" office:value-type="string">
            <text:p text:style-name="P178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9">Pruebas desarrollo </text:p>
          </table:table-cell>
          <table:table-cell table:style-name="Table2.D40" office:value-type="string">
            <text:p text:style-name="P110">1,0</text:p>
          </table:table-cell>
          <table:table-cell table:style-name="Table2.E40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9">Componentes: búsqueda+lista</text:p>
          </table:table-cell>
          <table:table-cell table:style-name="Table2.D181" office:value-type="string">
            <text:p text:style-name="P110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Informe banco ruido: parte figura ruido</text:p>
          </table:table-cell>
          <table:table-cell table:style-name="Table2.D181" office:value-type="string">
            <text:p text:style-name="P110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9">Modelado software</text:p>
          </table:table-cell>
          <table:table-cell table:style-name="Table2.D43" office:value-type="string">
            <text:p text:style-name="P110">2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105">Prepara<text:span text:style-name="T8">r</text:span> stencil footprints</text:p>
          </table:table-cell>
          <table:table-cell table:style-name="Table2.D181" office:value-type="string">
            <text:p text:style-name="P113">1.0</text:p>
          </table:table-cell>
          <table:table-cell table:style-name="Table2.E181" office:value-type="string">
            <text:p text:style-name="P64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1">Componentes: búsqueda+lista</text:p>
          </table:table-cell>
          <table:table-cell table:style-name="Table2.D181" office:value-type="string">
            <text:p text:style-name="P113">1.0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Modelado software</text:p>
          </table:table-cell>
          <table:table-cell table:style-name="Table2.D181" office:value-type="string">
            <text:p text:style-name="P113">2.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Pruebas desarrollo <text:s/><text:span text:style-name="T11">+ doc software</text:span></text:p>
          </table:table-cell>
          <table:table-cell table:style-name="Table2.D181" office:value-type="string">
            <text:p text:style-name="P113">2.0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Informe banco ruido: parte figura ruido</text:p>
          </table:table-cell>
          <table:table-cell table:style-name="Table2.D181" office:value-type="string">
            <text:p text:style-name="P113">1.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14">Informe tutor</text:p>
          </table:table-cell>
          <table:table-cell table:style-name="Table2.D54" office:value-type="string">
            <text:p text:style-name="P115">1,0</text:p>
          </table:table-cell>
          <table:table-cell table:style-name="Table2.E54" office:value-type="string">
            <text:p text:style-name="P178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14">Componentes: búsqueda+lista</text:p>
          </table:table-cell>
          <table:table-cell table:style-name="Table2.D54" office:value-type="string">
            <text:p text:style-name="P115">1,<text:span text:style-name="T12">0</text:span></text:p>
          </table:table-cell>
          <table:table-cell table:style-name="Table2.E54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6">Prepara<text:span text:style-name="T8">r</text:span> stencil footprints</text:p>
          </table:table-cell>
          <table:table-cell table:style-name="Table2.D54" office:value-type="string">
            <text:p text:style-name="P116">1.0</text:p>
          </table:table-cell>
          <table:table-cell table:style-name="Table2.E54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1">Modelado software</text:p>
          </table:table-cell>
          <table:table-cell table:style-name="Table2.D54" office:value-type="string">
            <text:p text:style-name="P113">2.0</text:p>
          </table:table-cell>
          <table:table-cell table:style-name="Table2.E54" office:value-type="string">
            <text:p text:style-name="P180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11">Informe banco ruido: parte figura ruido</text:p>
          </table:table-cell>
          <table:table-cell table:style-name="Table2.D53" office:value-type="string">
            <text:p text:style-name="P113">1.0</text:p>
          </table:table-cell>
          <table:table-cell table:style-name="Table2.E53" office:value-type="string">
            <text:p text:style-name="P18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2">Pruebas desarrollo <text:s/><text:span text:style-name="T11">+ doc software</text:span></text:p>
          </table:table-cell>
          <table:table-cell table:style-name="Table2.D54" office:value-type="string">
            <text:p text:style-name="P115">1,0</text:p>
          </table:table-cell>
          <table:table-cell table:style-name="Table2.E54" office:value-type="string">
            <text:p text:style-name="P180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17">Reunión pautada con J.Rodriguez y K. Moncada.</text:p>
          </table:table-cell>
          <table:table-cell table:style-name="Table2.D181" office:value-type="string">
            <text:p text:style-name="P118">-</text:p>
          </table:table-cell>
          <table:table-cell table:style-name="Table2.E181" office:value-type="string">
            <text:p text:style-name="P178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7">Presentación figura ruido</text:p>
          </table:table-cell>
          <table:table-cell table:style-name="Table2.D181" office:value-type="string">
            <text:p text:style-name="P118">-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22">Informe presentación figura ruido</text:p>
          </table:table-cell>
          <table:table-cell table:style-name="Table2.D181" office:value-type="string">
            <text:p text:style-name="P123">3</text:p>
          </table:table-cell>
          <table:table-cell table:style-name="Table2.E181" office:value-type="string">
            <text:p text:style-name="P178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2">Búsqueda componentes</text:p>
          </table:table-cell>
          <table:table-cell table:style-name="Table2.D181" office:value-type="string">
            <text:p text:style-name="P123">1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Preparación stencil footprints</text:p>
          </table:table-cell>
          <table:table-cell table:style-name="Table2.D181" office:value-type="string">
            <text:p text:style-name="P123">1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Prueba desarrollo + doc software</text:p>
          </table:table-cell>
          <table:table-cell table:style-name="Table2.D181" office:value-type="string">
            <text:p text:style-name="P123">1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19">Componentes: búsqueda + lista</text:p>
          </table:table-cell>
          <table:table-cell table:style-name="Table2.D181" office:value-type="string">
            <text:p text:style-name="P118">1.5</text:p>
          </table:table-cell>
          <table:table-cell table:style-name="Table2.E181" office:value-type="string">
            <text:p text:style-name="P183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9">Preparar versión informe técnico</text:p>
          </table:table-cell>
          <table:table-cell table:style-name="Table2.D181" office:value-type="string">
            <text:p text:style-name="P118">1.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Lectura y documentación software</text:p>
          </table:table-cell>
          <table:table-cell table:style-name="Table2.D181" office:value-type="string">
            <text:p text:style-name="P118">1,5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Prueba desarrollo</text:p>
          </table:table-cell>
          <table:table-cell table:style-name="Table2.D181" office:value-type="string">
            <text:p text:style-name="P118">1,5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26">Seminario FLUKE</text:p>
          </table:table-cell>
          <table:table-cell table:style-name="Table2.D181" office:value-type="string">
            <text:p text:style-name="P127">3,0</text:p>
          </table:table-cell>
          <table:table-cell table:style-name="Table2.E181" office:value-type="string">
            <text:p text:style-name="P64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9">Lectura y documentación software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Prueba desarrollo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Componentes: búsqueda + lista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Preparación stencil footprints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Informe <text:span text:style-name="T14">técnico</text:span>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19">Prueba desarrollo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183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0">Componentes: búsqueda + lista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Preparación stencil footprints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19">Lectura y documentación software</text:p>
          </table:table-cell>
          <table:table-cell table:style-name="Table2.D74" office:value-type="string">
            <text:p text:style-name="P127">1,0</text:p>
          </table:table-cell>
          <table:table-cell table:style-name="Table2.E74" office:value-type="string">
            <text:p text:style-name="P18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28">Requerimientos de software: doc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183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Modelado de software: uml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Propuesta de hardware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Componentes: búsqueda + lista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Preparación stencil footprints: <text:span text:style-name="T15">Eagle/Kicad</text:span>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Documentación software</text:p>
          </table:table-cell>
          <table:table-cell table:style-name="Table2.D181" office:value-type="string">
            <text:p text:style-name="P129"><text:span text:style-name="T16">1</text:span>,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30">Prueba desarrollo </text:p>
          </table:table-cell>
          <table:table-cell table:style-name="Table2.D181" office:value-type="string">
            <text:p text:style-name="P131">2,0</text:p>
          </table:table-cell>
          <table:table-cell table:style-name="Table2.E181" office:value-type="string">
            <text:p text:style-name="P183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0">Documentación software: com VISA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Componentes: búsqueda + lista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de software: uml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<text:span text:style-name="T16">Modelado</text:span> de hardware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Informe técnico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102"/>
          </table:table-cell>
          <table:table-cell table:style-name="Table2.D181" office:value-type="string">
            <text:p text:style-name="P103"/>
          </table:table-cell>
          <table:table-cell table:style-name="Table2.E181" office:value-type="string">
            <text:p text:style-name="P180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57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32">Desarrollo: librería comunicaciones</text:p>
          </table:table-cell>
          <table:table-cell table:style-name="Table2.D181" office:value-type="string">
            <text:p text:style-name="P133">2,0</text:p>
          </table:table-cell>
          <table:table-cell table:style-name="Table2.E181" office:value-type="string">
            <text:p text:style-name="P183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2">Documentación software: com VISA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Generar lista componentes</text:p>
          </table:table-cell>
          <table:table-cell table:style-name="Table2.D181" office:value-type="string">
            <text:p text:style-name="P133">0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Modelado software: captura requisitos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Modelado hardware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Informe técnico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103">?</text:p>
          </table:table-cell>
          <table:table-cell table:style-name="Table2.D181" office:value-type="string">
            <text:p text:style-name="P103"/>
          </table:table-cell>
          <table:table-cell table:style-name="Table2.E181" office:value-type="string">
            <text:p text:style-name="P18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36"/>
          </table:table-cell>
          <table:table-cell table:style-name="Table2.D181" office:value-type="string">
            <text:p text:style-name="P103"/>
          </table:table-cell>
          <table:table-cell table:style-name="Table2.E181" office:value-type="string">
            <text:p text:style-name="P180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32">Desarrollo: librería comunicaciones</text:p>
          </table:table-cell>
          <table:table-cell table:style-name="Table2.D181" office:value-type="string">
            <text:p text:style-name="P133">2,0</text:p>
          </table:table-cell>
          <table:table-cell table:style-name="Table2.E181" office:value-type="string">
            <text:p text:style-name="P183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4">Documentación software: <text:span text:style-name="T19">VISA + ISO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software: captura requisitos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hardware: <text:span text:style-name="T19">selecc componentes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Informe técnico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32">Desarrollo: librería comunicaciones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183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4">Documentación software: <text:span text:style-name="T19">VISA + ISO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Modelado software: captura requisitos</text:p>
          </table:table-cell>
          <table:table-cell table:style-name="Table2.D181" office:value-type="string">
            <text:p text:style-name="P133">1,<text:span text:style-name="T20">0</text:span>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Modelado hardware</text:p>
          </table:table-cell>
          <table:table-cell table:style-name="Table2.D181" office:value-type="string">
            <text:p text:style-name="P133">1,<text:span text:style-name="T20">0</text:span>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32">Informe técnico</text:p>
          </table:table-cell>
          <table:table-cell table:style-name="Table2.D105" office:value-type="string">
            <text:p text:style-name="P133">1,0</text:p>
          </table:table-cell>
          <table:table-cell table:style-name="Table2.E105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32">Desarrollo: librería comunicaciones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178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4">Documentación software: <text:span text:style-name="T19">VISA + ISO</text:span>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Solicitud de componentes</text:p>
          </table:table-cell>
          <table:table-cell table:style-name="Table2.D181" office:value-type="string">
            <text:p text:style-name="P133">1,<text:span text:style-name="T20">0</text:span>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software: captura requisitos</text:p>
          </table:table-cell>
          <table:table-cell table:style-name="Table2.D181" office:value-type="string">
            <text:p text:style-name="P133">1,<text:span text:style-name="T20">0</text:span>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Modelado hardware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Informe técnico</text:p>
          </table:table-cell>
          <table:table-cell table:style-name="Table2.D181" office:value-type="string">
            <text:p text:style-name="P103"/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40">Modelado+desarrollo librería comunic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64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0">Documentación software: GPIB+VISA+gestión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40">Busqueda de componentes: mecanico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Modelado software: GUI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Modelado hardware: buse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Informe <text:span text:style-name="T23">técnico</text:span>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/>
          </table:table-cell>
          <table:table-cell table:style-name="Table2.D181" office:value-type="string">
            <text:p text:style-name="P103"/>
          </table:table-cell>
          <table:table-cell table:style-name="Table2.E181" office:value-type="string">
            <text:p text:style-name="P18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88">Modelado software: librería <text:span text:style-name="T24">comunicación</text:span></text:p>
          </table:table-cell>
          <table:table-cell table:style-name="Table2.D181" office:value-type="string">
            <text:p text:style-name="P89">1,0</text:p>
          </table:table-cell>
          <table:table-cell table:style-name="Table2.E181" office:value-type="string">
            <text:p text:style-name="P64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8">Desarrollo software: librería com</text:p>
          </table:table-cell>
          <table:table-cell table:style-name="Table2.D181" office:value-type="string">
            <text:p text:style-name="P89">1,5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0">Pedido de componentes: conectores</text:p>
          </table:table-cell>
          <table:table-cell table:style-name="Table2.D181" office:value-type="string">
            <text:p text:style-name="P142"><text:span text:style-name="T26">2</text:span>,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8">Solicitud de componentes</text:p>
          </table:table-cell>
          <table:table-cell table:style-name="Table2.D181" office:value-type="string">
            <text:p text:style-name="P89">1,<text:span text:style-name="T24">0</text:span>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Documentación: bus GPIB</text:p>
          </table:table-cell>
          <table:table-cell table:style-name="Table2.D181" office:value-type="string">
            <text:p text:style-name="P89">1,<text:span text:style-name="T25">0</text:span>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0">Modelado software: UML + GUI</text:p>
          </table:table-cell>
          <table:table-cell table:style-name="Table2.D181" office:value-type="string">
            <text:p text:style-name="P89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85">Documentos requerimientos de software</text:p>
          </table:table-cell>
          <table:table-cell table:style-name="Table2.D181" office:value-type="string">
            <text:p text:style-name="P86">1,5</text:p>
          </table:table-cell>
          <table:table-cell table:style-name="Table2.E181" office:value-type="string">
            <text:p text:style-name="P183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5">Modelado de software: UML+GUI + librería comunicaciones</text:p>
          </table:table-cell>
          <table:table-cell table:style-name="Table2.D181" office:value-type="string">
            <text:p text:style-name="P86">2,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Modelado de hardware: diagramas</text:p>
          </table:table-cell>
          <table:table-cell table:style-name="Table2.D181" office:value-type="string">
            <text:p text:style-name="P8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Documentación bus GPIB</text:p>
          </table:table-cell>
          <table:table-cell table:style-name="Table2.D181" office:value-type="string">
            <text:p text:style-name="P86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Informe técnico</text:p>
          </table:table-cell>
          <table:table-cell table:style-name="Table2.D181" office:value-type="string">
            <text:p text:style-name="P8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85">Documentos requerimientos de software</text:p>
          </table:table-cell>
          <table:table-cell table:style-name="Table2.D181" office:value-type="string">
            <text:p text:style-name="P86">1,5</text:p>
          </table:table-cell>
          <table:table-cell table:style-name="Table2.E181" office:value-type="string">
            <text:p text:style-name="P178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5">Modelado de software: UML+GUI + librería comunicaciones</text:p>
          </table:table-cell>
          <table:table-cell table:style-name="Table2.D181" office:value-type="string">
            <text:p text:style-name="P143">1,5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Documentación bus GPIB</text:p>
          </table:table-cell>
          <table:table-cell table:style-name="Table2.D181" office:value-type="string">
            <text:p text:style-name="P86">1,<text:span text:style-name="T27">0</text:span>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Modelado de hardware: diagramas</text:p>
          </table:table-cell>
          <table:table-cell table:style-name="Table2.D181" office:value-type="string">
            <text:p text:style-name="P86">1,<text:span text:style-name="T27">5</text:span>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Informe técnico</text:p>
          </table:table-cell>
          <table:table-cell table:style-name="Table2.D181" office:value-type="string">
            <text:p text:style-name="P8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102">?</text:p>
          </table:table-cell>
          <table:table-cell table:style-name="Table2.D181" office:value-type="string">
            <text:p text:style-name="P103"/>
          </table:table-cell>
          <table:table-cell table:style-name="Table2.E181" office:value-type="string">
            <text:p text:style-name="P18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44">Informe tutor, Ing P. Ruiz</text:p>
          </table:table-cell>
          <table:table-cell table:style-name="Table2.D181" office:value-type="string">
            <text:p text:style-name="P146">4</text:p>
          </table:table-cell>
          <table:table-cell table:style-name="Table2.E181" office:value-type="string">
            <text:p text:style-name="P183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7">Modelado de software: <text:span text:style-name="T28">capa acceso</text:span></text:p>
            <text:p text:style-name="P87">comunicaciones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Desarrollo librería communi<text:span text:style-name="T29">cations</text:span>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Modelado de software: Sketch + UML GUI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Desarrollo GUI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7">Documentos requerimientos de software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7">Informe técnico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44">Desarrollo librería communi<text:span text:style-name="T29">cations</text:span>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178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44">Desarrollo librería communi<text:span text:style-name="T29">cations</text:span>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183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7">Modelado de software: communications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Documento requerimientos de software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GUI: sketches + UML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Informe <text:span text:style-name="T30">técnico</text:span></text:p>
          </table:table-cell>
          <table:table-cell table:style-name="Table2.D181" office:value-type="string">
            <text:p text:style-name="P103"/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44">Desarrollo librería communi<text:span text:style-name="T29">cations</text:span>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64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7">Modelado de software: communications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Documento requerimientos de software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GUI: sketches + UML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Solicitud de <text:span text:style-name="T31">componentes</text:span></text:p>
          </table:table-cell>
          <table:table-cell table:style-name="Table2.D181" office:value-type="string">
            <text:p text:style-name="P149">1.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44">Desarrollo librería communi<text:span text:style-name="T29">cations</text:span>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183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7">Modelado de software: communications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Documento requerimientos de software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GUI: sketches + UML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Solicitud de <text:span text:style-name="T31">componentes</text:span></text:p>
          </table:table-cell>
          <table:table-cell table:style-name="Table2.D181" office:value-type="string">
            <text:p text:style-name="P149">1.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47">Documento requerimientos de software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180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4">Desarrollo librería communi<text:span text:style-name="T29">cations</text:span>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de software: communications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1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GUI: sketches + UML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1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0">Revisión informe técnico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18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44">Desarrollo librería communi<text:span text:style-name="T29">cations</text:span>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183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7">Documento requerimientos de software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64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7">Modelado de software: communications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GUI: sketches + UML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Modelado de hardware</text:p>
          </table:table-cell>
          <table:table-cell table:style-name="Table2.D181" office:value-type="string">
            <text:p text:style-name="P153">1.0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0">Revisión informe técnico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54"/>
          </table:table-cell>
          <table:table-cell table:style-name="Table2.D181" office:value-type="string">
            <text:p text:style-name="P103"/>
          </table:table-cell>
          <table:table-cell table:style-name="Table2.E181" office:value-type="string">
            <text:p text:style-name="P180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47">Documento requerimientos de software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183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7">Modelado de software: <text:span text:style-name="T47">librería IO</text:span></text:p>
          </table:table-cell>
          <table:table-cell table:style-name="Table2.D181" office:value-type="string">
            <text:p text:style-name="P146">1,<text:span text:style-name="T33">5</text:span></text:p>
          </table:table-cell>
          <table:table-cell table:style-name="Table2.E181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GUI: sketches + UML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Modelado de hardware</text:p>
          </table:table-cell>
          <table:table-cell table:style-name="Table2.D181" office:value-type="string">
            <text:p text:style-name="P153">1.<text:span text:style-name="T33">5</text:span>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5"><text:span text:style-name="T46">Instrucción</text:span> de trabajo</text:p>
          </table:table-cell>
          <table:table-cell table:style-name="Table2.D181" office:value-type="string">
            <text:p text:style-name="P156">1.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0">Revisión informe técnico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47">Documento requerimientos de software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178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7">Modelado de software: <text:span text:style-name="T47">librería IO</text:span></text:p>
          </table:table-cell>
          <table:table-cell table:style-name="Table2.D181" office:value-type="string">
            <text:p text:style-name="P146">1,<text:span text:style-name="T33">5</text:span>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7">Desarrollo de software: librería IO</text:p>
          </table:table-cell>
          <table:table-cell table:style-name="Table2.D181" office:value-type="string">
            <text:p text:style-name="P158">1.5</text:p>
          </table:table-cell>
          <table:table-cell table:style-name="Table2.E181" office:value-type="string">
            <text:p text:style-name="P17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2">Modelado de hardware</text:p>
          </table:table-cell>
          <table:table-cell table:style-name="Table2.D181" office:value-type="string">
            <text:p text:style-name="P153">1.<text:span text:style-name="T33">5</text:span>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5"><text:span text:style-name="T46">Instrucción</text:span> de trabajo</text:p>
          </table:table-cell>
          <table:table-cell table:style-name="Table2.D181" office:value-type="string">
            <text:p text:style-name="P156">1.0</text:p>
          </table:table-cell>
          <table:table-cell table:style-name="Table2.E181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50">Revisión informe técnico</text:p>
          </table:table-cell>
          <table:table-cell table:style-name="Table2.D182" office:value-type="string">
            <text:p text:style-name="P151">1.0</text:p>
          </table:table-cell>
          <table:table-cell table:style-name="Table2.E182" office:value-type="string">
            <text:p text:style-name="P64"/>
          </table:table-cell>
          <table:covered-table-cell/>
        </table:table-row>
        <table:table-row>
          <table:table-cell table:style-name="Table2.A2" table:number-rows-spanned="30" office:value-type="string">
            <text:p text:style-name="P58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59">Revisión requerimientos de software</text:p>
          </table:table-cell>
          <table:table-cell table:style-name="Table2.D193" office:value-type="string">
            <text:p text:style-name="P151"/>
          </table:table-cell>
          <table:table-cell table:style-name="Table2.E189" office:value-type="string">
            <text:p text:style-name="P178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9">Revisión informe técnico</text:p>
          </table:table-cell>
          <table:table-cell table:style-name="Table2.D193" office:value-type="string">
            <text:p text:style-name="P151"/>
          </table:table-cell>
          <table:table-cell table:style-name="Table2.E189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Modelado de software</text:p>
          </table:table-cell>
          <table:table-cell table:style-name="Table2.D193" office:value-type="string">
            <text:p text:style-name="P151"/>
          </table:table-cell>
          <table:table-cell table:style-name="Table2.E189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Desarrollo de software: Librería IO</text:p>
          </table:table-cell>
          <table:table-cell table:style-name="Table2.D193" office:value-type="string">
            <text:p text:style-name="P151"/>
          </table:table-cell>
          <table:table-cell table:style-name="Table2.E189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Instrucción de trabajo</text:p>
          </table:table-cell>
          <table:table-cell table:style-name="Table2.D193" office:value-type="string">
            <text:p text:style-name="P207"/>
          </table:table-cell>
          <table:table-cell table:style-name="Table2.E189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Modelado hardware</text:p>
          </table:table-cell>
          <table:table-cell table:style-name="Table2.D193" office:value-type="string">
            <text:p text:style-name="P151"/>
          </table:table-cell>
          <table:table-cell table:style-name="Table2.E189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Jueves 6</text:p>
          </table:table-cell>
          <table:table-cell table:style-name="Table2.C193" office:value-type="string">
            <text:p text:style-name="P162">Modelado de software</text:p>
          </table:table-cell>
          <table:table-cell table:style-name="Table2.D193" office:value-type="string">
            <text:p text:style-name="P163">1,5</text:p>
          </table:table-cell>
          <table:table-cell table:style-name="Table2.E189" office:value-type="string">
            <text:p text:style-name="P185"/>
          </table:table-cell>
          <table:table-cell table:style-name="Table2.F194" table:number-rows-spanned="6" office:value-type="string">
            <text:p text:style-name="P56">Cendit da salida a las 12:00 .</text:p>
            <text:p text:style-name="P56"/>
            <text:p text:style-name="P56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60">Desarrollo de software: Librería IO</text:p>
          </table:table-cell>
          <table:table-cell table:style-name="Table2.D193" office:value-type="string">
            <text:p text:style-name="P163">2,0</text:p>
          </table:table-cell>
          <table:table-cell table:style-name="Table2.E193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0">Instrucción de trabajo</text:p>
          </table:table-cell>
          <table:table-cell table:style-name="Table2.D193" office:value-type="string">
            <text:p text:style-name="P163">1,5</text:p>
          </table:table-cell>
          <table:table-cell table:style-name="Table2.E193" office:value-type="string">
            <text:p text:style-name="P17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0">Modelado hardware</text:p>
          </table:table-cell>
          <table:table-cell table:style-name="Table2.D193" office:value-type="string">
            <text:p text:style-name="P163">1,0</text:p>
          </table:table-cell>
          <table:table-cell table:style-name="Table2.E193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Revisión requerimientos de software</text:p>
          </table:table-cell>
          <table:table-cell table:style-name="Table2.D193" office:value-type="string">
            <text:p text:style-name="P163">1,0</text:p>
          </table:table-cell>
          <table:table-cell table:style-name="Table2.E193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59">Revisión informe técnico</text:p>
          </table:table-cell>
          <table:table-cell table:style-name="Table2.D194" office:value-type="string">
            <text:p text:style-name="P163">1,0</text:p>
          </table:table-cell>
          <table:table-cell table:style-name="Table2.E194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3">Viernes 7</text:p>
          </table:table-cell>
          <table:table-cell table:style-name="Table2.C198" office:value-type="string">
            <text:p text:style-name="P164">Modelado de software</text:p>
          </table:table-cell>
          <table:table-cell table:style-name="Table2.D198" office:value-type="string">
            <text:p text:style-name="P181">1,5</text:p>
          </table:table-cell>
          <table:table-cell table:style-name="Table2.E198" office:value-type="string">
            <text:p text:style-name="P184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61">Desarrollo de software: Librería IO <text:span text:style-name="T49">+ GUI</text:span></text:p>
          </table:table-cell>
          <table:table-cell table:style-name="Table2.D198" office:value-type="string">
            <text:p text:style-name="P181">2,0</text:p>
          </table:table-cell>
          <table:table-cell table:style-name="Table2.E198" office:value-type="string">
            <text:p text:style-name="P184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4">Modelado de hardware</text:p>
          </table:table-cell>
          <table:table-cell table:style-name="Table2.D198" office:value-type="string">
            <text:p text:style-name="P181">1,0</text:p>
          </table:table-cell>
          <table:table-cell table:style-name="Table2.E198" office:value-type="string">
            <text:p text:style-name="P184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1">Revisión requerimientos de software</text:p>
          </table:table-cell>
          <table:table-cell table:style-name="Table2.D198" office:value-type="string">
            <text:p text:style-name="P181">1,0</text:p>
          </table:table-cell>
          <table:table-cell table:style-name="Table2.E198" office:value-type="string">
            <text:p text:style-name="P184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64">Inst de trabajo: GPIB + VXI11</text:p>
          </table:table-cell>
          <table:table-cell table:style-name="Table2.D199" office:value-type="string">
            <text:p text:style-name="P181">1,0</text:p>
          </table:table-cell>
          <table:table-cell table:style-name="Table2.E199" office:value-type="string">
            <text:p text:style-name="P184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1">Revisión informe técnico</text:p>
          </table:table-cell>
          <table:table-cell table:style-name="Table2.D204" office:value-type="string">
            <text:p text:style-name="P167">0</text:p>
          </table:table-cell>
          <table:table-cell table:style-name="Table2.E204" office:value-type="string">
            <text:p text:style-name="P16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65">Modelado de software: <text:span text:style-name="T51">Librería IO </text:span>+ GUI</text:p>
          </table:table-cell>
          <table:table-cell table:style-name="Table2.D204" office:value-type="string">
            <text:p text:style-name="P181">1,5</text:p>
          </table:table-cell>
          <table:table-cell table:style-name="Table2.E204" office:value-type="string">
            <text:p text:style-name="P184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61">Desarrollo de software: Librería IO <text:span text:style-name="T49">+ GUI</text:span></text:p>
          </table:table-cell>
          <table:table-cell table:style-name="Table2.D204" office:value-type="string">
            <text:p text:style-name="P181">2,0</text:p>
          </table:table-cell>
          <table:table-cell table:style-name="Table2.E204" office:value-type="string">
            <text:p text:style-name="P184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4">Modelado de hardware</text:p>
          </table:table-cell>
          <table:table-cell table:style-name="Table2.D204" office:value-type="string">
            <text:p text:style-name="P181">1,5</text:p>
          </table:table-cell>
          <table:table-cell table:style-name="Table2.E204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1">Revisión requerimientos de software</text:p>
          </table:table-cell>
          <table:table-cell table:style-name="Table2.D204" office:value-type="string">
            <text:p text:style-name="P181">1,0</text:p>
          </table:table-cell>
          <table:table-cell table:style-name="Table2.E204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4">Inst de trabajo: GPIB + VXI11</text:p>
          </table:table-cell>
          <table:table-cell table:style-name="Table2.D205" office:value-type="string">
            <text:p text:style-name="P181">1,0</text:p>
          </table:table-cell>
          <table:table-cell table:style-name="Table2.E206" office:value-type="string">
            <text:p text:style-name="P184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1">Revisión informe técnico</text:p>
          </table:table-cell>
          <table:table-cell table:style-name="Table2.A2" office:value-type="string">
            <text:p text:style-name="P167">1,0</text:p>
          </table:table-cell>
          <table:table-cell table:style-name="Table2.E206" office:value-type="string">
            <text:p text:style-name="P6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Miercoles 11</text:p>
          </table:table-cell>
          <table:table-cell table:style-name="Table2.C211" office:value-type="string">
            <text:p text:style-name="P165">Modelado de software: <text:span text:style-name="T51">Librería IO </text:span>+ GUI</text:p>
          </table:table-cell>
          <table:table-cell table:style-name="Table2.A2" office:value-type="string">
            <text:p text:style-name="P181">1,5</text:p>
          </table:table-cell>
          <table:table-cell table:style-name="Table2.E211" office:value-type="string">
            <text:p text:style-name="P163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61">Desarrollo de software: Librería IO <text:span text:style-name="T49">+ GUI</text:span></text:p>
          </table:table-cell>
          <table:table-cell table:style-name="Table2.A2" office:value-type="string">
            <text:p text:style-name="P182">1,5</text:p>
          </table:table-cell>
          <table:table-cell table:style-name="Table2.E21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4">Modelado de hardware</text:p>
          </table:table-cell>
          <table:table-cell table:style-name="Table2.A2" office:value-type="string">
            <text:p text:style-name="P181">1,5</text:p>
          </table:table-cell>
          <table:table-cell table:style-name="Table2.E21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1">Revisión requerimientos de software</text:p>
          </table:table-cell>
          <table:table-cell table:style-name="Table2.A2" office:value-type="string">
            <text:p text:style-name="P181">1,0</text:p>
          </table:table-cell>
          <table:table-cell table:style-name="Table2.E21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4">Inst de trabajo: GPIB + VXI11</text:p>
          </table:table-cell>
          <table:table-cell table:style-name="Table2.A2" office:value-type="string">
            <text:p text:style-name="P181">1,0</text:p>
          </table:table-cell>
          <table:table-cell table:style-name="Table2.E211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168">Solicitud de componentes</text:p>
          </table:table-cell>
          <table:table-cell table:style-name="Table2.A2" office:value-type="string">
            <text:p text:style-name="P167">1,0</text:p>
          </table:table-cell>
          <table:table-cell table:style-name="Table2.E212" office:value-type="string">
            <text:p text:style-name="P163"/>
          </table:table-cell>
          <table:covered-table-cell/>
        </table:table-row>
        <table:table-row>
          <table:table-cell table:style-name="Table2.A2" table:number-rows-spanned="7" office:value-type="string">
            <text:p text:style-name="Standard"/>
          </table:table-cell>
          <table:table-cell table:style-name="Table2.A2" table:number-rows-spanned="7" office:value-type="string">
            <text:p text:style-name="P54"/>
            <text:p text:style-name="P55">Viernes 14</text:p>
          </table:table-cell>
          <table:table-cell table:style-name="Table2.C213" office:value-type="string">
            <text:p text:style-name="P170">Modelado de software: CenditLab</text:p>
          </table:table-cell>
          <table:table-cell table:style-name="Table2.A2" office:value-type="string">
            <text:p text:style-name="P171">1,0</text:p>
          </table:table-cell>
          <table:table-cell table:style-name="Table2.E213" office:value-type="string">
            <text:p text:style-name="P163"/>
          </table:table-cell>
          <table:table-cell table:style-name="Table2.F219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29" office:value-type="string">
            <text:p text:style-name="P170">Modelado de hardware</text:p>
          </table:table-cell>
          <table:table-cell table:style-name="Table2.A2" office:value-type="string">
            <text:p text:style-name="P171">1,0</text:p>
          </table:table-cell>
          <table:table-cell table:style-name="Table2.E229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70">Desar<text:span text:style-name="T52">r</text:span>ollo de software</text:p>
          </table:table-cell>
          <table:table-cell table:style-name="Table2.A2" office:value-type="string">
            <text:p text:style-name="P171">2,0</text:p>
          </table:table-cell>
          <table:table-cell table:style-name="Table2.E229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70">Revison requerimientos de software</text:p>
          </table:table-cell>
          <table:table-cell table:style-name="Table2.A2" office:value-type="string">
            <text:p text:style-name="P171">1,0</text:p>
          </table:table-cell>
          <table:table-cell table:style-name="Table2.E229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6">Inst de trabajo: GPIB + VXI11</text:p>
          </table:table-cell>
          <table:table-cell table:style-name="Table2.A2" office:value-type="string">
            <text:p text:style-name="P171">1,5</text:p>
          </table:table-cell>
          <table:table-cell table:style-name="Table2.E229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70">Busqueda de footprints</text:p>
          </table:table-cell>
          <table:table-cell table:style-name="Table2.A2" office:value-type="string">
            <text:p text:style-name="P171">0,5</text:p>
          </table:table-cell>
          <table:table-cell table:style-name="Table2.E229" office:value-type="string">
            <text:p text:style-name="P163"/>
          </table:table-cell>
          <table:covered-table-cell/>
        </table:table-row>
        <table:table-row>
          <table:covered-table-cell/>
          <table:covered-table-cell/>
          <table:table-cell table:style-name="Table2.C229" office:value-type="string">
            <text:p text:style-name="P169">Solicitud de componentes</text:p>
          </table:table-cell>
          <table:table-cell table:style-name="Table2.A2" office:value-type="string">
            <text:p text:style-name="P171">0,5</text:p>
          </table:table-cell>
          <table:table-cell table:style-name="Table2.E229" office:value-type="string">
            <text:p text:style-name="P163"/>
          </table:table-cell>
          <table:covered-table-cell/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29" office:value-type="string">
            <text:p text:style-name="P168"/>
          </table:table-cell>
          <table:table-cell table:style-name="Table2.A2" office:value-type="string">
            <text:p text:style-name="P167"/>
          </table:table-cell>
          <table:table-cell table:style-name="Table2.E229" office:value-type="string">
            <text:p text:style-name="P163"/>
          </table:table-cell>
          <table:table-cell table:style-name="Table2.F229" office:value-type="string">
            <text:p text:style-name="Standard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3">Día</text:p>
          </table:table-cell>
          <table:table-cell table:style-name="Table3.B1" office:value-type="string">
            <text:p text:style-name="P73">Motivo</text:p>
          </table:table-cell>
        </table:table-row>
        <table:table-row table:style-name="Table3.1">
          <table:table-cell table:style-name="Table3.A2" office:value-type="string">
            <text:p text:style-name="P74">Marzo <text:span text:style-name="T4">30</text:span></text:p>
          </table:table-cell>
          <table:table-cell table:style-name="Table3.B2" office:value-type="string">
            <text:p text:style-name="P74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74">Abril 17</text:p>
          </table:table-cell>
          <table:table-cell table:style-name="Table3.B2" office:value-type="string">
            <text:p text:style-name="P74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74">Abril 26</text:p>
          </table:table-cell>
          <table:table-cell table:style-name="Table3.B4" office:value-type="string">
            <text:p text:style-name="P74">Problemas de salud</text:p>
          </table:table-cell>
        </table:table-row>
        <table:table-row table:style-name="Table3.1">
          <table:table-cell table:style-name="Table3.A5" office:value-type="string">
            <text:p text:style-name="P75">Mayo 1</text:p>
          </table:table-cell>
          <table:table-cell table:style-name="Table3.B5" office:value-type="string">
            <text:p text:style-name="P75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74">Mayo 2</text:p>
          </table:table-cell>
          <table:table-cell table:style-name="Table3.B2" office:value-type="string">
            <text:p text:style-name="P74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75">Mayo 3</text:p>
          </table:table-cell>
          <table:table-cell table:style-name="Table3.B2" office:value-type="string">
            <text:p text:style-name="P75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75">Mayo 4</text:p>
          </table:table-cell>
          <table:table-cell table:style-name="Table3.B2" office:value-type="string">
            <text:p text:style-name="P76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75">Mayo 5</text:p>
          </table:table-cell>
          <table:table-cell table:style-name="Table3.B2" office:value-type="string">
            <text:p text:style-name="P76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77">Mayo 10</text:p>
          </table:table-cell>
          <table:table-cell table:style-name="Table3.B2" office:value-type="string">
            <text:p text:style-name="P77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8">Mayo 31</text:p>
          </table:table-cell>
          <table:table-cell table:style-name="Table3.B2" office:value-type="string">
            <text:p text:style-name="P78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79">Junio 13</text:p>
          </table:table-cell>
          <table:table-cell table:style-name="Table3.B2" office:value-type="string">
            <text:p text:style-name="P79">Ausencia por motivos de salud</text:p>
          </table:table-cell>
        </table:table-row>
        <table:table-row table:style-name="Table3.1">
          <table:table-cell table:style-name="Table3.A2" office:value-type="string">
            <text:p text:style-name="P80">Julio 3</text:p>
          </table:table-cell>
          <table:table-cell table:style-name="Table3.B2" office:value-type="string">
            <text:p text:style-name="P80">Ausencia diligencias personales</text:p>
          </table:table-cell>
        </table:table-row>
        <table:table-row table:style-name="Table3.1">
          <table:table-cell table:style-name="Table3.A2" office:value-type="string">
            <text:p text:style-name="P81">Julio 5</text:p>
          </table:table-cell>
          <table:table-cell table:style-name="Table3.B2" office:value-type="string">
            <text:p text:style-name="P81">Día de la independencia</text:p>
          </table:table-cell>
        </table:table-row>
        <table:table-row table:style-name="Table3.1">
          <table:table-cell table:style-name="Table3.A2" office:value-type="string">
            <text:p text:style-name="P82">Julio 10</text:p>
          </table:table-cell>
          <table:table-cell table:style-name="Table3.B2" office:value-type="string">
            <text:p text:style-name="P82">Diligencias personales: busqueda de pantalla LCD</text:p>
          </table:table-cell>
        </table:table-row>
        <table:table-row table:style-name="Table3.1">
          <table:table-cell table:style-name="Table3.A2" office:value-type="string">
            <text:p text:style-name="P83">Julio 13</text:p>
          </table:table-cell>
          <table:table-cell table:style-name="Table3.B2" office:value-type="string">
            <text:p text:style-name="P83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7-14T12:18:12.975526603</dc:date>
    <meta:editing-cycles>170</meta:editing-cycles>
    <meta:editing-duration>P3DT4H12M32S</meta:editing-duration>
    <meta:document-statistic meta:table-count="4" meta:image-count="0" meta:object-count="0" meta:page-count="10" meta:paragraph-count="649" meta:word-count="1979" meta:character-count="12771" meta:non-whitespace-character-count="11429"/>
    <meta:template xlink:type="simple" xlink:actuate="onRequest" xlink:title="" xlink:href="Normal.dotm"/>
  </office:meta>
</office:document-meta>
</file>